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B00000320D150C23F8901D9FF.png" manifest:media-type="image/png"/>
  <manifest:file-entry manifest:full-path="Pictures/1000000000000008000000082B5AA46B8D809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3333" draw:fill-color="#ff3333" draw:textarea-vertical-align="middle" draw:auto-grow-height="false" fo:min-height="0.53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cm" svg:height="3.41cm" svg:x="4.8cm" svg:y="1.084cm">
          <draw:image xlink:href="Pictures/10000201000002BB00000320D150C23F8901D9FF.png" xlink:type="simple" xlink:show="embed" xlink:actuate="onLoad">
            <text:p/>
          </draw:image>
        </draw:frame>
        <draw:frame draw:style-name="gr1" draw:text-style-name="P1" draw:layer="layout" svg:width="3cm" svg:height="3.41cm" svg:x="21.5cm" svg:y="1.09cm">
          <draw:image xlink:href="Pictures/10000201000002BB00000320D150C23F8901D9FF.png" xlink:type="simple" xlink:show="embed" xlink:actuate="onLoad">
            <text:p/>
          </draw:image>
        </draw:frame>
        <draw:frame draw:style-name="gr1" draw:text-style-name="P1" draw:layer="layout" svg:width="3cm" svg:height="3.41cm" svg:x="13.6cm" svg:y="8.7cm">
          <draw:image xlink:href="Pictures/10000201000002BB00000320D150C23F8901D9FF.png" xlink:type="simple" xlink:show="embed" xlink:actuate="onLoad">
            <text:p/>
          </draw:image>
        </draw:frame>
        <draw:frame draw:style-name="gr2" draw:text-style-name="P2" draw:layer="layout" svg:width="5cm" svg:height="0.962cm" svg:x="3.5cm" svg:y="4.738cm">
          <draw:text-box>
            <text:p text:style-name="P1">Fabian</text:p>
          </draw:text-box>
        </draw:frame>
        <draw:frame draw:style-name="gr3" draw:text-style-name="P2" draw:layer="layout" svg:width="5cm" svg:height="0.962cm" svg:x="20.5cm" svg:y="4.738cm">
          <draw:text-box>
            <text:p text:style-name="P1">Diana</text:p>
          </draw:text-box>
        </draw:frame>
        <draw:frame draw:style-name="gr2" draw:text-style-name="P2" draw:layer="layout" svg:width="5cm" svg:height="0.962cm" svg:x="12.6cm" svg:y="12.4cm">
          <draw:text-box>
            <text:p text:style-name="P1">Angreifer</text:p>
          </draw:text-box>
        </draw:frame>
        <draw:connector draw:style-name="gr4" draw:text-style-name="P3" draw:layer="layout" draw:type="line" svg:x1="8.631cm" svg:y1="2.777cm" svg:x2="20.865cm" svg:y2="2.83cm" svg:d="M8631 2777l12234 53" svg:viewBox="0 0 12235 54">
          <text:p/>
        </draw:connector>
        <draw:connector draw:style-name="gr4" draw:text-style-name="P3" draw:layer="layout" draw:type="line" svg:x1="8.2cm" svg:y1="4.559cm" svg:x2="13.177cm" svg:y2="9.588cm" svg:d="M8200 4559l4977 5029" svg:viewBox="0 0 4978 5030">
          <text:p/>
        </draw:connector>
        <draw:connector draw:style-name="gr4" draw:text-style-name="P3" draw:layer="layout" draw:type="line" svg:x1="21.77cm" svg:y1="5.423cm" svg:x2="17.342cm" svg:y2="9.824cm" svg:d="M21770 5423l-4428 4401" svg:viewBox="0 0 4429 4402">
          <text:p/>
        </draw:connector>
        <draw:connector draw:style-name="gr4" draw:text-style-name="P3" draw:layer="layout" draw:type="line" svg:x1="20.748cm" svg:y1="3.72cm" svg:x2="8.593cm" svg:y2="3.642cm" svg:d="M20748 3720l-12155-78" svg:viewBox="0 0 12156 79">
          <text:p/>
        </draw:connector>
        <draw:custom-shape draw:style-name="gr5" draw:text-style-name="P4" draw:layer="layout" svg:width="1.3cm" svg:height="2.5cm" svg:x="14.2cm" svg:y="2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2B5AA46B8D809014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ana </meta:initial-creator>
    <meta:creation-date>2016-07-22T14:55:58.857576529</meta:creation-date>
    <dc:date>2016-07-22T15:12:55.421003144</dc:date>
    <dc:creator>Diana </dc:creator>
    <meta:editing-duration>PT1M45S</meta:editing-duration>
    <meta:editing-cycles>2</meta:editing-cycles>
    <meta:generator>LibreOffice/5.0.3.2$Linux_X86_64 LibreOffice_project/00m0$Build-2</meta:generator>
    <meta:document-statistic meta:object-count="11"/>
  </office:meta>
</office:document-meta>
</file>